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43">
      <style:paragraph-properties fo:margin-top="0in" fo:margin-bottom="0in"/>
    </style:style>
    <style:style style:name="P49" style:family="paragraph" style:parent-style-name="Text_20_body" style:list-style-name="L44">
      <style:paragraph-properties fo:margin-top="0in" fo:margin-bottom="0in"/>
    </style:style>
    <style:style style:name="P50" style:family="paragraph" style:parent-style-name="Text_20_body" style:list-style-name="L45">
      <style:paragraph-properties fo:margin-top="0in" fo:margin-bottom="0in"/>
    </style:style>
    <style:style style:name="P51" style:family="paragraph" style:parent-style-name="Text_20_body" style:list-style-name="L46">
      <style:paragraph-properties fo:margin-top="0in" fo:margin-bottom="0in"/>
    </style:style>
    <style:style style:name="P52" style:family="paragraph" style:parent-style-name="Text_20_body" style:list-style-name="L47">
      <style:paragraph-properties fo:margin-top="0in" fo:margin-bottom="0in"/>
    </style:style>
    <style:style style:name="P53" style:family="paragraph" style:parent-style-name="Text_20_body" style:list-style-name="L48">
      <style:paragraph-properties fo:margin-top="0in" fo:margin-bottom="0in"/>
    </style:style>
    <style:style style:name="P54" style:family="paragraph" style:parent-style-name="Text_20_body" style:list-style-name="L49">
      <style:paragraph-properties fo:margin-top="0in" fo:margin-bottom="0in"/>
    </style:style>
    <style:style style:name="P55" style:family="paragraph" style:parent-style-name="Text_20_body" style:list-style-name="L50">
    </style:style>
    <style:style style:name="P56" style:family="paragraph" style:parent-style-name="Text_20_body" style:list-style-name="L51">
    </style:style>
    <style:style style:name="P57" style:family="paragraph" style:parent-style-name="Text_20_body" style:list-style-name="L52">
      <style:paragraph-properties fo:margin-top="0in" fo:margin-bottom="0in"/>
    </style:style>
    <style:style style:name="P58" style:family="paragraph" style:parent-style-name="Text_20_body" style:list-style-name="L53">
      <style:paragraph-properties fo:margin-top="0in" fo:margin-bottom="0in"/>
    </style:style>
    <style:style style:name="P59" style:family="paragraph" style:parent-style-name="Text_20_body" style:list-style-name="L54">
    </style:style>
    <style:style style:name="P60" style:family="paragraph" style:parent-style-name="Text_20_body" style:list-style-name="L55">
      <style:paragraph-properties fo:margin-top="0in" fo:margin-bottom="0in"/>
    </style:style>
    <style:style style:name="P61" style:family="paragraph" style:parent-style-name="Text_20_body" style:list-style-name="L56">
      <style:paragraph-properties fo:margin-top="0in" fo:margin-bottom="0in"/>
    </style:style>
    <style:style style:name="P62" style:family="paragraph" style:parent-style-name="Text_20_body" style:list-style-name="L57">
    </style:style>
    <style:style style:name="P63" style:family="paragraph" style:parent-style-name="Text_20_body" style:list-style-name="L58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9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  <text:list-item>
              <text:p text:style-name="P6">Modelo <text:span text:style-name="T1">entidades-relacionamentos</text:span>, define os relacionamentos entre os agentes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9">
            <text:list-item>
              <text:p text:style-name="P9">Modelo físico<text:line-break/></text:p>
            </text:list-item>
          </text:list>
          <text:list text:style-name="L10">
            <text:list-item>
              <text:p text:style-name="P10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0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0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0">Verificando os banco de dados no sistema.<text:line-break/><text:span text:style-name="T1">SHOW DATABASES</text:span>;<text:line-break/></text:p>
            </text:list-item>
            <text:list-item>
              <text:p text:style-name="P10">Verificando as tabelas do banco de dados.<text:line-break/><text:span text:style-name="T1">SHOW TABLES</text:span>;<text:line-break/></text:p>
            </text:list-item>
            <text:list-item>
              <text:p text:style-name="P10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0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0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1">
        <text:list-item>
          <text:p text:style-name="P11">Tipo caracteres<text:line-break/></text:p>
        </text:list-item>
      </text:list>
      <text:list text:style-name="L12">
        <text:list-item>
          <text:p text:style-name="P12"><text:span text:style-name="T1">CHAR</text:span><text:line-break/></text:p>
          <text:list text:style-name="L13">
            <text:list-item>
              <text:p text:style-name="P13">Usado quando o numero de caracteres não varia, separa na memoria um espaço determinado para ser preenchido.<text:line-break/></text:p>
            </text:list-item>
          </text:list>
        </text:list-item>
        <text:list-item>
          <text:p text:style-name="P12"><text:span text:style-name="T1">VARCHAR</text:span><text:line-break/></text:p>
          <text:list text:style-name="L14">
            <text:list-item>
              <text:p text:style-name="P14">Usado quando o numero de caracteres varia, dependendo da entrada adapta o espaço separado na memoria para caber os caracters.<text:line-break/></text:p>
            </text:list-item>
          </text:list>
        </text:list-item>
      </text:list>
      <text:list text:style-name="L15">
        <text:list-item>
          <text:p text:style-name="P15">Tipo <text:span text:style-name="T1">ENUM</text:span><text:line-break/></text:p>
        </text:list-item>
      </text:list>
      <text:list text:style-name="L16">
        <text:list-item>
          <text:p text:style-name="P16">Conjunto de dados enumerados, ou seja, um conjunto fixo de dados.<text:line-break/></text:p>
        </text:list-item>
        <text:list-item>
          <text:p text:style-name="P16">Limita dados em uma coluna, lista de opções.<text:line-break/></text:p>
        </text:list-item>
        <text:list-item>
          <text:p text:style-name="P16">tipo caracterisco do <text:span text:style-name="T1">MySQL</text:span>.<text:line-break/></text:p>
        </text:list-item>
      </text:list>
      <text:list text:style-name="L17">
        <text:list-item>
          <text:p text:style-name="P17">Tipo numerico<text:line-break/></text:p>
        </text:list-item>
      </text:list>
      <text:list text:style-name="L18">
        <text:list-item>
          <text:p text:style-name="P18"><text:span text:style-name="T1">INT</text:span><text:line-break/></text:p>
          <text:list text:style-name="L19">
            <text:list-item>
              <text:p text:style-name="P19">Para numeros inteiros.<text:line-break/></text:p>
            </text:list-item>
            <text:list-item>
              <text:p text:style-name="P19">Numero maximo de 11 digitos, para numeros maiores que isso usar <text:span text:style-name="T1">VARCHAR</text:span>.<text:line-break/></text:p>
            </text:list-item>
          </text:list>
        </text:list-item>
        <text:list-item>
          <text:p text:style-name="P18"><text:span text:style-name="T1">FLOAT</text:span><text:line-break/></text:p>
          <text:list text:style-name="L20">
            <text:list-item>
              <text:p text:style-name="P20">Ponto flutuante, ou seja, numeros reais.<text:line-break/></text:p>
            </text:list-item>
            <text:list-item>
              <text:p text:style-name="P20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0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1">
        <text:list-item>
          <text:p text:style-name="P21">Para fotos e documentos<text:line-break/></text:p>
        </text:list-item>
      </text:list>
      <text:list text:style-name="L22">
        <text:list-item>
          <text:p text:style-name="P22"><text:span text:style-name="T1">BLOB</text:span><text:line-break/></text:p>
        </text:list-item>
      </text:list>
      <text:list text:style-name="L23">
        <text:list-item>
          <text:p text:style-name="P23">Tipo textos<text:line-break/></text:p>
        </text:list-item>
      </text:list>
      <text:list text:style-name="L24">
        <text:list-item>
          <text:p text:style-name="P24"><text:span text:style-name="T1">TEXT</text:span><text:line-break/></text:p>
        </text:list-item>
      </text:list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25">
        <text:list-item>
          <text:p text:style-name="P25">Existem diversas formas de inserir dados na tabela, entre eles temos:<text:line-break/></text:p>
          <text:list text:style-name="L26">
            <text:list-item>
              <text:p text:style-name="P26">Omitindo colunas/campos.<text:line-break/></text:p>
              <text:list text:style-name="L27">
                <text:list-item>
                  <text:p text:style-name="P27">Determina apenas a tabela, que puxa todos os campos para serem preenchidos, na ordem que aparece na tabela.<text:line-break/></text:p>
                </text:list-item>
                <text:list-item>
                  <text:p text:style-name="P27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26">Colocando as colunas. </text:p>
              <text:list text:style-name="L28">
                <text:list-item>
                  <text:p text:style-name="P28">Especifica a ordem das entradas e os campos a serem preenchidos.<text:line-break/></text:p>
                </text:list-item>
                <text:list-item>
                  <text:p text:style-name="P28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26">INSERT COMPACTO, somente <text:span text:style-name="T1">MySQL</text:span>.<text:line-break/></text:p>
              <text:list text:style-name="L29">
                <text:list-item>
                  <text:p text:style-name="P29">Insere diversos registros de uma vez, na ordem que aparecem na tabela.<text:line-break/></text:p>
                </text:list-item>
                <text:list-item>
                  <text:p text:style-name="P29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30">
        <text:list-item>
          <text:p text:style-name="P30">O comando <text:span text:style-name="T1">SELECT</text:span> serve para projeção, seleção e junção.<text:line-break/></text:p>
        </text:list-item>
        <text:list-item>
          <text:p text:style-name="P30">O comando <text:span text:style-name="T1">SELECT</text:span> seleciona os campos/colunas a serem mostrados.<text:line-break/></text:p>
        </text:list-item>
        <text:list-item>
          <text:p text:style-name="P30">Projeta/constroi o que deve ser mostrado, não apenas os dados da tabela.</text:p>
          <text:list text:style-name="L31">
            <text:list-item>
              <text:p text:style-name="P31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31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30">Seleciona o que deve ser mostrado da tabela.<text:line-break/></text:p>
          <text:list text:style-name="L32">
            <text:list-item>
              <text:p text:style-name="P32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32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32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33">
        <text:list-item>
          <text:p text:style-name="P33">O comando <text:span text:style-name="T1">WHERE</text:span> serve para filtrar os registros/linhas da tabela, antes de mostrar.<text:line-break/></text:p>
          <text:list text:style-name="L34">
            <text:list-item>
              <text:p text:style-name="P34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O comando <text:span text:style-name="T1">WHERE</text:span> não precisa ter haver com a seleção <text:span text:style-name="T1">SELECT</text:span>.<text:line-break/></text:p>
          <text:list text:style-name="L35">
            <text:list-item>
              <text:p text:style-name="P35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36">
            <text:list-item>
              <text:p text:style-name="P36">Caracteres coringas:<text:line-break/></text:p>
              <text:list text:style-name="L37">
                <text:list-item>
                  <text:p text:style-name="P37">‘%’<text:line-break/>Qualquer coisa.<text:line-break/></text:p>
                </text:list-item>
                <text:list-item>
                  <text:p text:style-name="P37">’_’<text:line-break/>Um único caracter.<text:line-break/></text:p>
                </text:list-item>
              </text:list>
            </text:list-item>
            <text:list-item>
              <text:p text:style-name="P36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</text:list>
      <text:p text:style-name="Pagebreak"/>
      <text:h text:style-name="Heading_20_1" text:outline-level="1"><text:bookmark-start text:name="módulo-5---operadores-lógicos"/>Módulo 5 - Operadores Lógicos<text:bookmark-end text:name="módulo-5---operadores-lógicos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38">
        <text:list-item>
          <text:p text:style-name="P38">Operadores lógicos:<text:line-break/></text:p>
          <text:list text:style-name="L39">
            <text:list-item>
              <text:p text:style-name="P39"><text:span text:style-name="T1">OR</text:span>/OU<text:line-break/></text:p>
              <text:list text:style-name="L40">
                <text:list-item>
                  <text:p text:style-name="P40">Apenas uma condição precisa ser verdadeira para dar verdadeiro.<text:line-break/></text:p>
                </text:list-item>
                <text:list-item>
                  <text:p text:style-name="P4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39"><text:span text:style-name="T1">AND</text:span>/E<text:line-break/></text:p>
              <text:list text:style-name="L41">
                <text:list-item>
                  <text:p text:style-name="P41">Todas as condições precisam ser verdadeiras para dar verdadeiro.<text:line-break/></text:p>
                </text:list-item>
                <text:list-item>
                  <text:p text:style-name="P4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39"><text:span text:style-name="T1">NOT</text:span>/negação<text:line-break/></text:p>
              <text:list text:style-name="L42">
                <text:list-item>
                  <text:p text:style-name="P42">Nega e inverte e inverte o valor de uma expressão.<text:line-break/></text:p>
                </text:list-item>
                <text:list-item>
                  <text:p text:style-name="P4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38"><text:span text:style-name="T2">Tabela verdade</text:span><text:line-break/></text:p>
        </text:list-item>
      </text:list>
      <text:p text:style-name="P43">## <text:s text:c="2"/>A NOT_A B NOT_B A_OR_B A_AND_B</text:p>
      <text:p text:style-name="P44">## 1 V <text:s text:c="4"/>F V <text:s text:c="4"/>F <text:s text:c="5"/>V <text:s text:c="6"/>V</text:p>
      <text:p text:style-name="P45">## 2 V <text:s text:c="4"/>F F <text:s text:c="4"/>V <text:s text:c="5"/>V <text:s text:c="6"/>F</text:p>
      <text:p text:style-name="P46">## 3 F <text:s text:c="4"/>V V <text:s text:c="4"/>F <text:s text:c="5"/>V <text:s text:c="6"/>F</text:p>
      <text:p text:style-name="P47">## 4 F <text:s text:c="4"/>V F <text:s text:c="4"/>V <text:s text:c="5"/>F <text:s text:c="6"/>F</text:p>
      <text:list text:style-name="L43">
        <text:list-item>
          <text:p text:style-name="P48">Performance de operadores lógicos.<text:line-break/></text:p>
          <text:list text:style-name="L44">
            <text:list-item>
              <text:p text:style-name="P49">Para melhorar a performance das consultas, com operadores lógicos, dois casos podem ser avaliados:<text:line-break/></text:p>
              <text:list text:style-name="L45">
                <text:list-item>
                  <text:p text:style-name="P50">No caso <text:span text:style-name="T1">OR</text:span>:<text:line-break/></text:p>
                  <text:list text:style-name="L46">
                    <text:list-item>
                      <text:p text:style-name="P51">Colocar a condição que oferece maior incidencia de verdadeiro na frente.<text:line-break/></text:p>
                    </text:list-item>
                    <text:list-item>
                      <text:p text:style-name="P5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50">No caso <text:span text:style-name="T1">AND</text:span>:<text:line-break/></text:p>
                  <text:list text:style-name="L47">
                    <text:list-item>
                      <text:p text:style-name="P52">Colocar a condição que oference menor inicidencia de verdadeiro na frente.<text:line-break/></text:p>
                    </text:list-item>
                    <text:list-item>
                      <text:p text:style-name="P5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48">
        <text:list-item>
          <text:p text:style-name="P53"><text:span text:style-name="T1">COUNT</text:span>(*)<text:line-break/></text:p>
          <text:list text:style-name="L49">
            <text:list-item>
              <text:p text:style-name="P54">Conta o numero de registros.<text:line-break/></text:p>
            </text:list-item>
            <text:list-item>
              <text:p text:style-name="P5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53"><text:span text:style-name="T1">GROUP BY</text:span><text:line-break/></text:p>
          <text:list text:style-name="L50">
            <text:list-item>
              <text:p text:style-name="P55">Agrupa dados em torno de determinado campo.<text:line-break/></text:p>
            </text:list-item>
            <text:list-item>
              <text:p text:style-name="P55">Usar em conjunto com funções de agrupamento, como:<text:line-break/></text:p>
              <text:list text:style-name="L51">
                <text:list-item>
                  <text:p text:style-name="P56"><text:span text:style-name="T1">COUNT</text:span> (*)<text:line-break/>Conta todos os registros.<text:line-break/></text:p>
                </text:list-item>
                <text:list-item>
                  <text:p text:style-name="P5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5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5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5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5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5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55">É possivel agrupar mais de uma coluna de uma vez.<text:line-break/></text:p>
              <text:list text:style-name="L52">
                <text:list-item>
                  <text:p text:style-name="P5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5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53">
        <text:list-item>
          <text:p text:style-name="P58"><text:span text:style-name="T1">ORDER BY</text:span><text:line-break/></text:p>
          <text:list text:style-name="L54">
            <text:list-item>
              <text:p text:style-name="P59">Organiza os dados segundo uma ordem.<text:line-break/></text:p>
            </text:list-item>
            <text:list-item>
              <text:p text:style-name="P59">Por default é ordem crescente, <text:span text:style-name="T1">ASC</text:span>.<text:line-break/></text:p>
            </text:list-item>
            <text:list-item>
              <text:p text:style-name="P59">Para ordem decrescente só adicionar ao final <text:span text:style-name="T1">DESC</text:span>.<text:line-break/></text:p>
            </text:list-item>
            <text:list-item>
              <text:p text:style-name="P59">Utilizado normalmente ao final de <text:span text:style-name="T1">WHERE</text:span> ou <text:span text:style-name="T1">GROUP BY</text:span>.<text:line-break/></text:p>
            </text:list-item>
            <text:list-item>
              <text:p text:style-name="P5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5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59">Também é possivel colocar em ordem, mais de uma coluna de uma vez.<text:line-break/></text:p>
              <text:list text:style-name="L55">
                <text:list-item>
                  <text:p text:style-name="P6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56">
        <text:list-item>
          <text:p text:style-name="P61"><text:span text:style-name="T3">Comentarios</text:span> no <text:span text:style-name="T1">MySQL</text:span>, diferente do <text:span text:style-name="T1">SQL</text:span> onde comentarios são ’/**/‘, no MySQL é’#’.<text:line-break/></text:p>
        </text:list-item>
        <text:list-item>
          <text:p text:style-name="P61">O que são e o que fazem os administradores:<text:line-break/></text:p>
          <text:list text:style-name="L57">
            <text:list-item>
              <text:p text:style-name="P62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62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61">Acesso ao <text:span text:style-name="T1">MySQL</text:span> pelo terminal é necessario usar o comando:<text:line-break/>mysql -u root -p<text:line-break/></text:p>
          <text:list text:style-name="L58">
            <text:list-item>
              <text:p text:style-name="P63">Depois colocar a senha.<text:line-break/></text:p>
            </text:list-item>
          </text:list>
        </text:list-item>
        <text:list-item>
          <text:p text:style-name="P61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Seção 3 - Comando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9T14:40:20Z</meta:creation-date>
    <dc:date>2022-03-19T14:40:20Z</dc:date>
    <meta:user-defined meta:name="date" meta:value-type="string">2022-03-19</meta:user-defined>
    <meta:user-defined meta:name="output" meta:value-type="string"/>
  </office:meta>
</office:document-meta>
</file>